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style:font-name="Droid Sans" officeooo:paragraph-rsid="0026a3ac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Droid Sans" fo:font-size="10.5pt" officeooo:paragraph-rsid="0026a3ac" style:font-size-asian="10.5pt" style:font-size-complex="10.5p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Droid Sans" fo:font-size="10.5pt" officeooo:paragraph-rsid="00279d00" style:font-size-asian="10.5pt" style:font-size-complex="10.5p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Droid Sans" fo:font-size="10.5pt" officeooo:rsid="000da283" officeooo:paragraph-rsid="0026a3ac" style:font-size-asian="10.5pt" style:font-size-complex="10.5p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Droid Sans" fo:font-size="10.5pt" officeooo:rsid="000dcaf5" officeooo:paragraph-rsid="0026a3ac" style:font-size-asian="10.5pt" style:font-size-complex="10.5p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Droid Sans" fo:font-size="10.5pt" fo:font-weight="bold" officeooo:rsid="000e6d99" officeooo:paragraph-rsid="00279d00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rsid="000da283" officeooo:paragraph-rsid="0026a3ac" style:text-blinking="false" fo:background-color="transparent" style:font-size-asian="10.5pt" style:font-size-complex="10.5p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paragraph-rsid="0026a3ac" style:text-blinking="false" fo:background-color="transparent" style:font-size-asian="10.5pt" style:font-size-complex="10.5p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rsid="000dcaf5" officeooo:paragraph-rsid="0026a3ac" style:text-blinking="false" fo:background-color="transparent" style:font-size-asian="10.5pt" style:font-size-complex="10.5pt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rsid="0010321e" officeooo:paragraph-rsid="0026a3ac" style:text-blinking="false" fo:background-color="transparent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bold" officeooo:rsid="000c7fd0" officeooo:paragraph-rsid="0026a3ac" style:text-blinking="false" fo:background-color="transparent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bold" officeooo:rsid="000dcaf5" officeooo:paragraph-rsid="0026a3ac" style:text-blinking="false" fo:background-color="transparent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bold" officeooo:paragraph-rsid="00279d00" style:text-blinking="false" fo:background-color="transparent" style:font-size-asian="10.5pt" style:language-asian="es" style:country-asian="ES" style:font-weight-asian="bold" style:font-name-complex="Arial" style:font-size-complex="10.5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paragraph-rsid="00279d00" style:text-blinking="false" fo:background-color="transparent" style:font-size-asian="10.5pt" style:font-size-complex="10.5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rsid="00187da1" officeooo:paragraph-rsid="00279d00" style:text-blinking="false" fo:background-color="transparent" style:font-size-asian="10.5pt" style:font-size-complex="10.5pt"/>
    </style:style>
    <style:style style:name="P1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Droid Sans" fo:font-size="10.5pt" officeooo:paragraph-rsid="00279d00" style:font-size-asian="10.5pt" style:font-size-complex="10.5pt"/>
    </style:style>
    <style:style style:name="P17" style:family="paragraph" style:parent-style-name="Text_20_body">
      <style:paragraph-properties fo:margin-top="0cm" fo:margin-bottom="0cm" loext:contextual-spacing="false" fo:line-height="138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paragraph-rsid="0026a3ac" style:text-blinking="false" fo:background-color="transparent" style:font-size-asian="10.5pt" style:font-size-complex="10.5pt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normal" officeooo:rsid="000dcaf5" officeooo:paragraph-rsid="0026a3ac" style:text-blinking="false" fo:background-color="transparent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style:font-name="Droid Sans" fo:font-size="10.5pt" fo:font-weight="bold" officeooo:rsid="000e6d99" officeooo:paragraph-rsid="00279d00" style:font-size-asian="10.5pt" style:font-weight-asian="bold" style:font-size-complex="10.5pt" style:font-weight-complex="bold"/>
    </style:style>
    <style:style style:name="P20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 style:writing-mode="lr-tb"/>
      <style:text-properties style:font-name="Droid Sans" fo:font-size="10.5pt" officeooo:paragraph-rsid="00279d00" style:font-size-asian="10.5pt" style:font-size-complex="10.5pt"/>
    </style:style>
    <style:style style:name="P21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style:font-name="Droid Sans" fo:font-size="10.5pt" officeooo:paragraph-rsid="00279d00" style:font-size-asian="10.5pt" style:font-size-complex="10.5pt"/>
    </style:style>
    <style:style style:name="P22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style:font-name="Droid Sans" fo:font-size="10.5pt" officeooo:paragraph-rsid="00279d00" style:font-size-asian="10.5pt" style:font-size-complex="10.5pt"/>
    </style:style>
    <style:style style:name="P23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style:font-name="Droid Sans" fo:font-size="10.5pt" officeooo:paragraph-rsid="00279d00" style:font-size-asian="10.5pt" style:font-size-complex="10.5pt"/>
    </style:style>
    <style:style style:name="P24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Droid Sans" fo:font-size="10.5pt" fo:font-style="normal" style:text-underline-style="none" fo:font-weight="bold" officeooo:rsid="000e6d99" officeooo:paragraph-rsid="00279d00" style:text-blinking="false" fo:background-color="transparent" style:font-size-asian="10.5pt" style:language-asian="es" style:country-asian="ES" style:font-weight-asian="bold" style:font-name-complex="Arial" style:font-size-complex="10.5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0c7fd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10b37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officeooo:rsid="000f5c9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010321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officeooo:rsid="0010b372" style:text-blinking="false" fo:background-color="transparent" loext:char-shading-value="0" style:font-size-asian="15pt" style:font-weight-asian="normal" style:font-size-complex="15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officeooo:rsid="0012d9ff" style:text-blinking="false" fo:background-color="transparent" loext:char-shading-value="0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officeooo:rsid="000c7fd0" style:text-blinking="false" fo:background-color="transparent" loext:char-shading-value="0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79d00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d9ff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c7fd0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b372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d9ff" style:text-blinking="false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b372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d9ff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d9ff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c7fd0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c968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4e66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6d99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3bc8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7da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1170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321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c9681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6d99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c7fd0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da28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d00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language-asian="es" style:country-asian="ES" style:font-weight-asian="normal" style:font-name-complex="Ari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3bc8" style:text-blinking="false" fo:background-color="transparent" loext:char-shading-value="0" style:language-asian="es" style:country-asian="ES" style:font-weight-asian="normal" style:font-name-complex="Ari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6d99" style:text-blinking="false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4e66" style:text-blinking="false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dcaf5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6749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4e66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2301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5c95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b76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officeooo:rsid="0012d9ff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officeooo:rsid="000c9681" style:text-blinking="false" fo:background-color="transparent" loext:char-shading-value="0"/>
    </style:style>
    <style:style style:name="T46" style:family="text">
      <style:text-properties fo:font-weight="bold" style:language-asian="es" style:country-asian="ES" style:font-weight-asian="bold" style:font-name-complex="Arial"/>
    </style:style>
    <style:style style:name="T47" style:family="text">
      <style:text-properties fo:font-weight="bold" style:font-name-asian="Times New Roman" style:language-asian="es" style:country-asian="ES" style:font-weight-asian="bold" style:font-name-complex="Arial"/>
    </style:style>
    <style:style style:name="T48" style:family="text">
      <style:text-properties style:font-name-asian="Times New Roman" style:language-asian="es" style:country-asian="ES" style:font-name-complex="Arial"/>
    </style:style>
    <style:style style:name="T49" style:family="text">
      <style:text-properties style:language-asian="es" style:country-asian="ES" style:font-name-complex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ubsistema </text:span><text:span text:style-name="T7">Roles</text:span><text:span text:style-name="T8">.</text:span></text:p>
      <text:p text:style-name="P11"/>
      <text:p text:style-name="P2"><text:span text:style-name="T9">Código:</text:span><text:span text:style-name="T1"> </text:span><text:span text:style-name="T15">CU-</text:span><text:span text:style-name="T16">00</text:span><text:span text:style-name="T17">5</text:span><text:span text:style-name="T16">-</text:span><text:span text:style-name="T17">0</text:span><text:span text:style-name="T15">1</text:span></text:p>
      <text:p text:style-name="P2"><text:span text:style-name="T9">Caso de Uso:</text:span><text:span text:style-name="T1"> </text:span><text:span text:style-name="T2">Alta </text:span><text:span text:style-name="T19">Rol</text:span><text:span text:style-name="T15">.</text:span></text:p>
      <text:p text:style-name="P2"><text:span text:style-name="T9">Actor:</text:span><text:span text:style-name="T15"> </text:span><text:span text:style-name="T27">Empleado</text:span><text:span text:style-name="T15">.</text:span></text:p>
      <text:p text:style-name="P6"><text:span text:style-name="T43">Objetivo: </text:span><text:span text:style-name="T18">Permitir al Personal habilitado realizar un registro de </text:span><text:span text:style-name="T44">Rol</text:span><text:span text:style-name="T20">.</text:span></text:p>
      <text:p text:style-name="P3"><text:span text:style-name="T9">Descripción:</text:span><text:span text:style-name="T28"> </text:span><text:span text:style-name="T29">U</text:span><text:span text:style-name="T30">n Usuario </text:span><text:span text:style-name="T31">poseedor</text:span><text:span text:style-name="T30"> de los permisos necesarios, requiere proceder a dar de alta a un nuev</text:span><text:span text:style-name="T32">o</text:span><text:span text:style-name="T10"> </text:span><text:span text:style-name="T11">Rol</text:span><text:span text:style-name="T20">.</text:span><text:span text:style-name="T12"> </text:span><text:span text:style-name="T21">Para ello proporciona la información requerida y si estos son correctos se procede a registrarlos, de lo contrario se informa del error para su corrección.</text:span></text:p>
      <text:p text:style-name="P6"><text:span text:style-name="T45">P</text:span><text:span text:style-name="T43">recondición:</text:span><text:span text:style-name="T18"> </text:span></text:p>
      <text:list xml:id="list1373057968244454408" text:style-name="L1">
        <text:list-item>
          <text:p text:style-name="P19"><text:span text:style-name="T33">El empleado que realizará el alta debe </text:span><text:span text:style-name="T34">estar logueado y debe poseer los permisos necesarios.</text:span></text:p>
        </text:list-item>
      </text:list>
      <text:p text:style-name="P16"><text:span text:style-name="T47">Postcondición</text:span><text:span text:style-name="T48">:</text:span><text:span text:style-name="T47"> </text:span></text:p>
      <text:list xml:id="list3405623098313394069" text:style-name="L2">
        <text:list-item>
          <text:p text:style-name="P20"><text:span text:style-name="T35">Quedó asentado en el sistema el nuevo registro de </text:span><text:span text:style-name="T14">Rol</text:span><text:span text:style-name="T35">.</text:span></text:p>
        </text:list-item>
      </text:list>
      <text:p text:style-name="P13"/>
      <text:p text:style-name="P14"><text:span text:style-name="T46">Curso típico de eventos</text:span><text:span text:style-name="T49">:</text:span></text:p>
      <text:p text:style-name="P2"><text:span text:style-name="T31">1) </text:span><text:span text:style-name="T15">El caso de uso empieza cuando </text:span><text:span text:style-name="T30">un Usuario </text:span><text:span text:style-name="T31">poseedor</text:span><text:span text:style-name="T30"> de los permisos necesarios, requiere proceder a dar de alta a un nuev</text:span><text:span text:style-name="T17">o</text:span><text:span text:style-name="T30"> </text:span><text:span text:style-name="T11">Rol</text:span><text:span text:style-name="T30">.</text:span></text:p>
      <text:p text:style-name="P7">2) El sistema facilita al usuario el formulario donde puede ingresar los datos concernientes en respuesta a la solicitud del usuario.</text:p>
      <text:p text:style-name="P4"><text:span text:style-name="T15">3) </text:span><text:span text:style-name="T27">El usuario c</text:span><text:span text:style-name="T15">ompleta los campos obligatorios y los opcionales que desee y solicita el alta del registro.</text:span></text:p>
      <text:p text:style-name="P4"><text:span text:style-name="T15">4) </text:span><text:span text:style-name="T37">El sistema recoge el formulario, verifica los campos y solicita confirmación. Si esta es positiva, se procederá a registrarse la acción en el sistema. De caso contrario el mismo permanecerá intacto. De esta manera el caso de uso concluye. </text:span></text:p>
      <text:p text:style-name="P8"/>
      <text:p text:style-name="P12">Curso alternativo:</text:p>
      <text:p text:style-name="P5"><text:span text:style-name="T15">4) Puede que el sistema al verificar los campos encuentre una entrada de datos no permitida en algún campo. Entonces solicitará al usuario que </text:span><text:span text:style-name="T38">revea</text:span><text:span text:style-name="T15"> el formulario e intente nuevamente.</text:span></text:p>
      <text:p text:style-name="P9">5) El Usuario puede pensar que alguno de los datos que ingresó no son correctos y no confirme los datos ingresados para su corrección.</text:p>
      <text:p text:style-name="P8"/>
      <text:p text:style-name="P8"/>
      <text:p text:style-name="P8"/>
      <text:p text:style-name="P17"/>
      <text:p text:style-name="P2"><text:span text:style-name="T9">Código:</text:span><text:span text:style-name="T15"> CU-</text:span><text:span text:style-name="T16">00</text:span><text:span text:style-name="T17">5</text:span><text:span text:style-name="T16">-</text:span><text:span text:style-name="T17">0</text:span><text:span text:style-name="T16">2</text:span></text:p>
      <text:p text:style-name="P2"><text:span text:style-name="T9">Caso de Uso:</text:span><text:span text:style-name="T1"> </text:span><text:span text:style-name="T3">Visualizar </text:span><text:span text:style-name="T19">Roles</text:span><text:span text:style-name="T15">.</text:span></text:p>
      <text:p text:style-name="P2"><text:span text:style-name="T9">Actor:</text:span><text:span text:style-name="T15"> </text:span><text:span text:style-name="T27">Empleado</text:span><text:span text:style-name="T15">.</text:span></text:p>
      <text:p text:style-name="P6"><text:span text:style-name="T43">Objetivo: </text:span><text:span text:style-name="T18">Permitir al Personal habilitado </text:span><text:span text:style-name="T22">a visualizar los</text:span><text:span text:style-name="T18"> registro</text:span><text:span text:style-name="T22">s</text:span><text:span text:style-name="T18"> de </text:span><text:span text:style-name="T44">Rol</text:span><text:span text:style-name="T20">.</text:span></text:p>
      <text:p text:style-name="P3"><text:span text:style-name="T9">Descripción:</text:span><text:span text:style-name="T28"> </text:span><text:span text:style-name="T29">U</text:span><text:span text:style-name="T30">n Usuario </text:span><text:span text:style-name="T31">poseedor</text:span><text:span text:style-name="T30"> de los permisos necesarios, requiere </text:span><text:span text:style-name="T39">conocer los registros de </text:span><text:span text:style-name="T30"><text:s/></text:span><text:span text:style-name="T11">Rol</text:span><text:span text:style-name="T20"> </text:span><text:span text:style-name="T22">existentes en el sistema.</text:span></text:p>
      <text:p text:style-name="P6"><text:span text:style-name="T45">P</text:span><text:span text:style-name="T43">recondición:</text:span><text:span text:style-name="T18"> </text:span></text:p>
      <text:list xml:id="list123353012564146" text:continue-list="list1373057968244454408" text:style-name="L1">
        <text:list-item>
          <text:p text:style-name="P23"><text:span text:style-name="T23">El empleado debe </text:span><text:span text:style-name="T24">estar logueado y debe poseer los permisos necesarios.</text:span></text:p>
          <text:p text:style-name="P24"/>
        </text:list-item>
      </text:list>
      <text:p text:style-name="P15"><text:span text:style-name="T46">Curso típico de eventos</text:span><text:span text:style-name="T49">:</text:span></text:p>
      <text:p text:style-name="P2"><text:span text:style-name="T31">1) </text:span><text:span text:style-name="T15">El caso de uso empieza cuando </text:span><text:span text:style-name="T30">un Usuario </text:span><text:span text:style-name="T31">poseedor</text:span><text:span text:style-name="T30"> de los permisos necesarios, requiere </text:span><text:span text:style-name="T16">conocer <text:s/>tod</text:span><text:span text:style-name="T17">o</text:span><text:span text:style-name="T16">s l</text:span><text:span text:style-name="T17">o</text:span><text:span text:style-name="T16">s</text:span><text:span text:style-name="T30"> </text:span><text:span text:style-name="T11">Roles</text:span><text:span text:style-name="T30"> </text:span><text:span text:style-name="T16">registrad</text:span><text:span text:style-name="T40">o</text:span><text:span text:style-name="T16">s en el sistema.</text:span></text:p>
      <text:p text:style-name="P4"><text:span text:style-name="T15">2) El sistema facilita al usuario </text:span><text:span text:style-name="T16">una lista con todos los registros almacenados.</text:span></text:p>
      <text:p text:style-name="P9"/>
      <text:p text:style-name="P9"/>
      <text:p text:style-name="P18"/>
      <text:p text:style-name="P2"><text:span text:style-name="T9">Código:</text:span><text:span text:style-name="T15"> CU-</text:span><text:span text:style-name="T16">00</text:span><text:span text:style-name="T17">5</text:span><text:span text:style-name="T16">-</text:span><text:span text:style-name="T17">0</text:span><text:span text:style-name="T16">3</text:span></text:p>
      <text:p text:style-name="P2"><text:span text:style-name="T9">Caso de Uso:</text:span><text:span text:style-name="T1"> </text:span><text:span text:style-name="T2">A</text:span><text:span text:style-name="T4">ctualización</text:span><text:span text:style-name="T2"> </text:span><text:span text:style-name="T19">Rol</text:span><text:span text:style-name="T15">.</text:span></text:p>
      <text:p text:style-name="P2"><text:span text:style-name="T9">Actor:</text:span><text:span text:style-name="T15"> </text:span><text:span text:style-name="T27">Empleado</text:span><text:span text:style-name="T15">.</text:span></text:p>
      <text:p text:style-name="P6"><text:span text:style-name="T43">Objetivo: </text:span><text:span text:style-name="T18">Permitir al Personal habilitado realizar </text:span><text:span text:style-name="T22">la actualización </text:span><text:span text:style-name="T18">de </text:span><text:span text:style-name="T22">un registro de </text:span><text:span text:style-name="T44">Rol</text:span><text:span text:style-name="T20">.</text:span></text:p>
      <text:p text:style-name="P3"><text:span text:style-name="T9">Descripción:</text:span><text:span text:style-name="T28"> </text:span><text:span text:style-name="T29">U</text:span><text:span text:style-name="T30">n Usuario </text:span><text:span text:style-name="T31">poseedor</text:span><text:span text:style-name="T30"> de los permisos necesarios, requiere proceder a </text:span><text:span text:style-name="T39">actualizar <text:s/>un <text:s/>registro</text:span><text:span text:style-name="T30"> </text:span><text:span text:style-name="T39">particular de </text:span><text:span text:style-name="T11">Rol</text:span><text:span text:style-name="T20">.</text:span><text:span text:style-name="T12"> </text:span><text:span text:style-name="T21">Para ello proporciona la información </text:span><text:span text:style-name="T22">actualizada </text:span><text:span text:style-name="T21">requerida y si estos son correctos se procede a registrarlos, de lo contrario se informa del error para su corrección.</text:span></text:p>
      <text:p text:style-name="P6"><text:span text:style-name="T45">P</text:span><text:span text:style-name="T43">recondición:</text:span><text:span text:style-name="T18"> </text:span></text:p>
      <text:list xml:id="list123354835394726" text:continue-numbering="true" text:style-name="L1">
        <text:list-item>
          <text:p text:style-name="P23"><text:span text:style-name="T23">El empleado que realizará </text:span><text:span text:style-name="T25">la </text:span><text:span text:style-name="T26">actualización</text:span><text:span text:style-name="T23"> debe </text:span><text:span text:style-name="T24">estar logueado y debe poseer los permisos necesarios.</text:span></text:p>
        </text:list-item>
      </text:list>
      <text:p text:style-name="P16"><text:span text:style-name="T47">Postcondición</text:span><text:span text:style-name="T48">:</text:span><text:span text:style-name="T47"> </text:span></text:p>
      <text:list xml:id="list1160972895434226058" text:style-name="L3">
        <text:list-item>
          <text:p text:style-name="P21"><text:span text:style-name="T35">Quedó asentado en el sistema </text:span><text:span text:style-name="T36">la actualización del</text:span><text:span text:style-name="T35"> registro de </text:span><text:span text:style-name="T14">Rol</text:span><text:span text:style-name="T35">.</text:span></text:p>
        </text:list-item>
      </text:list>
      <text:p text:style-name="P13"/>
      <text:p text:style-name="P15"><text:span text:style-name="T46">Curso típico de eventos</text:span><text:span text:style-name="T49">:</text:span></text:p>
      <text:p text:style-name="P2"><text:span text:style-name="T31">1) </text:span><text:span text:style-name="T15">El caso de uso empieza cuando </text:span><text:span text:style-name="T30">un Usuario </text:span><text:span text:style-name="T31">poseedor</text:span><text:span text:style-name="T30"> de los permisos necesarios, requiere proceder <text:s/></text:span><text:span text:style-name="T41">con la actualización </text:span><text:span text:style-name="T38">de un registro </text:span><text:span text:style-name="T16">de</text:span><text:span text:style-name="T30"> </text:span><text:span text:style-name="T11">Rol</text:span><text:span text:style-name="T30"> </text:span><text:span text:style-name="T38">en particular.</text:span></text:p>
      <text:p text:style-name="P4"><text:span text:style-name="T15">2) El sistema facilita al usuario el formulario don</text:span><text:span text:style-name="T38">de </text:span><text:span text:style-name="T15">puede ingresar los datos concernientes en respuesta a la solicitud del usuario.</text:span></text:p>
      <text:p text:style-name="P4"><text:span text:style-name="T15">3) </text:span><text:span text:style-name="T27">El usuario corrige los campos</text:span><text:span text:style-name="T15"> que dese</text:span><text:span text:style-name="T27">a</text:span><text:span text:style-name="T15"> y solicita </text:span><text:span text:style-name="T27">la actualización</text:span><text:span text:style-name="T15"> del registro.</text:span></text:p>
      <text:p text:style-name="P4"><text:span text:style-name="T15">4) </text:span><text:span text:style-name="T37">El sistema recoge el formulario, verifica los campos y solicita confirmación. Si esta es positiva, se procederá </text:span><text:span text:style-name="T42">con la actualización</text:span><text:span text:style-name="T37"> </text:span><text:span text:style-name="T42">d</text:span><text:span text:style-name="T37">el </text:span><text:span text:style-name="T27">registro</text:span><text:span text:style-name="T37">. De caso contrario el mismo permanecerá intacto. De esta manera el caso de uso concluye. </text:span></text:p>
      <text:p text:style-name="P8"/>
      <text:p text:style-name="P12">Curso alternativo:</text:p>
      <text:p text:style-name="P5"><text:span text:style-name="T15">4) Puede que el sistema al verificar los campos encuentre una entrada de datos no permitida en algún campo. Entonces solicitará al usuario que </text:span><text:span text:style-name="T38">revea</text:span><text:span text:style-name="T15"> el formulario e intente nuevamente.</text:span></text:p>
      <text:p text:style-name="P9">5) El Usuario puede pensar que alguno de los datos que ingresó no son correctos y no confirme los datos ingresados para su corrección.</text:p>
      <text:p text:style-name="P8"/>
      <text:p text:style-name="P17"/>
      <text:p text:style-name="P2"><text:span text:style-name="T9">Código:</text:span><text:span text:style-name="T15"> CU-</text:span><text:span text:style-name="T16">00</text:span><text:span text:style-name="T17">5</text:span><text:span text:style-name="T16">-</text:span><text:span text:style-name="T17">0</text:span><text:span text:style-name="T16">4</text:span></text:p>
      <text:p text:style-name="P2"><text:span text:style-name="T9">Caso de Uso:</text:span><text:span text:style-name="T1"> </text:span><text:span text:style-name="T5">Baja</text:span><text:span text:style-name="T2"> </text:span><text:span text:style-name="T19">Rol</text:span><text:span text:style-name="T15">.</text:span></text:p>
      <text:p text:style-name="P2"><text:bookmark-start text:name="__DdeLink__6_21372606074"/><text:span text:style-name="T9">Actor:</text:span><text:span text:style-name="T1"> </text:span><text:span text:style-name="T5">Empleado</text:span><text:span text:style-name="T15">.</text:span><text:bookmark-end text:name="__DdeLink__6_21372606074"/></text:p>
      <text:p text:style-name="P6"><text:span text:style-name="T43">Objetivo: </text:span><text:span text:style-name="T18">Permitir al Personal habilitado realizar </text:span><text:span text:style-name="T22">la baja </text:span><text:span text:style-name="T18">de </text:span><text:span text:style-name="T22">un registro de </text:span><text:span text:style-name="T44">Rol</text:span><text:span text:style-name="T20">.</text:span></text:p>
      <text:p text:style-name="P3"><text:span text:style-name="T9">Descripción:</text:span><text:span text:style-name="T28"> </text:span><text:span text:style-name="T29">U</text:span><text:span text:style-name="T30">n Usuario </text:span><text:span text:style-name="T31">poseedor</text:span><text:span text:style-name="T30"> de los permisos necesarios, requiere proceder a </text:span><text:span text:style-name="T39">dar de baja <text:s/>un <text:s/>registro</text:span><text:span text:style-name="T30"> </text:span><text:span text:style-name="T39">particular de </text:span><text:span text:style-name="T11">Rol</text:span><text:span text:style-name="T20">.</text:span><text:span text:style-name="T12"> </text:span><text:span text:style-name="T21">Para ello proporciona la información </text:span><text:span text:style-name="T22">actualizada </text:span><text:span text:style-name="T21">requerida y si estos son correctos se procede a registrarlos, de lo contrario se informa del error para su corrección.</text:span></text:p>
      <text:p text:style-name="P6"><text:span text:style-name="T45">P</text:span><text:span text:style-name="T43">recondición:</text:span><text:span text:style-name="T18"> </text:span></text:p>
      <text:list xml:id="list123353561922579" text:continue-list="list123354835394726" text:style-name="L1">
        <text:list-item>
          <text:p text:style-name="P23"><text:span text:style-name="T23">El empleado que realizará </text:span><text:span text:style-name="T25">la baja </text:span><text:span text:style-name="T23">debe </text:span><text:span text:style-name="T24">estar logueado y debe poseer los permisos necesarios.</text:span></text:p>
        </text:list-item>
      </text:list>
      <text:p text:style-name="P16"><text:span text:style-name="T47">Postcondición</text:span><text:span text:style-name="T48">:</text:span><text:span text:style-name="T47"> </text:span></text:p>
      <text:list xml:id="list5732787014348389560" text:style-name="L4">
        <text:list-item>
          <text:p text:style-name="P22"><text:span text:style-name="T35">Quedó asentado en el sistema </text:span><text:span text:style-name="T36">la baja del</text:span><text:span text:style-name="T35"> registro de </text:span><text:span text:style-name="T14">Rol</text:span><text:span text:style-name="T35">.</text:span></text:p>
        </text:list-item>
      </text:list>
      <text:p text:style-name="P13"/>
      <text:p text:style-name="P15"><text:span text:style-name="T46">Curso típico de eventos</text:span><text:span text:style-name="T49">:</text:span></text:p>
      <text:p text:style-name="P2"><text:span text:style-name="T31">1) </text:span><text:span text:style-name="T15">El caso de uso empieza cuando </text:span><text:span text:style-name="T30">un Usuario </text:span><text:span text:style-name="T31">poseedor</text:span><text:span text:style-name="T30"> de los permisos necesarios, requiere proceder <text:s/></text:span><text:span text:style-name="T41">con la </text:span><text:span text:style-name="T27">baja </text:span><text:span text:style-name="T38">de un registro</text:span><text:span text:style-name="T30"> </text:span><text:span text:style-name="T16">de</text:span><text:span text:style-name="T13"> </text:span><text:span text:style-name="T11">Rol</text:span><text:span text:style-name="T12"> </text:span><text:span text:style-name="T38">en particular.</text:span></text:p>
      <text:p text:style-name="P4"><text:span text:style-name="T15">2) El sistema </text:span><text:span text:style-name="T27">verifica que este registro no tenga vinculado a sí mismo ningún otro registro; si esto es así solicita confirmación al usuario para la acción que solicitó. </text:span><text:span text:style-name="T37">Si esta es positiva, se procederá a registrarse la acción en el sistema. De caso contrario el mismo permanecerá intacto. De esta manera el caso de uso concluye.</text:span></text:p>
      <text:p text:style-name="P8"/>
      <text:p text:style-name="P12">Curso alternativo:</text:p>
      <text:p text:style-name="P10">2) El sistema detecta que el registro a dar de baja posee registro vinculados a sí mismo, entonces se avisará al usuario de esto y que primero de de baja a estos registros. De esta manera concluye el caso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07:47:40.151065916</meta:creation-date>
    <dc:date>2015-07-02T12:33:52.651593160</dc:date>
    <meta:editing-duration>PT26M35S</meta:editing-duration>
    <meta:editing-cycles>10</meta:editing-cycles>
    <meta:generator>LibreOffice/4.3.7.2$Linux_X86_64 LibreOffice_project/430m0$Build-2</meta:generator>
    <meta:document-statistic meta:table-count="0" meta:image-count="0" meta:object-count="0" meta:page-count="4" meta:paragraph-count="60" meta:word-count="829" meta:character-count="5104" meta:non-whitespace-character-count="4325"/>
  </office:meta>
</office:document-meta>
</file>